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T1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8" table:default-cell-style-name="Default"/>
        <table:table-row table:style-name="ro1" table:number-rows-repeated="4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Bik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Seasonal Factor</text:p>
          </table:table-cell>
          <table:table-cell table:number-columns-repeated="2" office:value-type="string" calcext:value-type="string">
            <text:p>Forecast</text:p>
          </table:table-cell>
          <table:table-cell office:value-type="string" calcext:value-type="string">
            <text:p>Squared</text:p>
          </table:table-cell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les(y<text:span text:style-name="T1">t</text:span><text:span text:style-name="T2">)</text:span></text:p>
          </table:table-cell>
          <table:table-cell table:number-columns-repeated="2"/>
          <table:table-cell office:value-type="string" calcext:value-type="string">
            <text:p>Estimates</text:p>
          </table:table-cell>
          <table:table-cell office:value-type="string" calcext:value-type="string">
            <text:p>Y-yhat</text:p>
          </table:table-cell>
          <table:table-cell table:number-columns-repeated="2"/>
          <table:table-cell office:value-type="string" calcext:value-type="string">
            <text:p>Error</text:p>
          </table:table-cell>
          <table:table-cell office:value-type="string" calcext:value-type="string">
            <text:p>Eror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table:number-columns-repeated="5"/>
          <table:table-cell table:formula="of:=([.H11]+[.H15])/4" office:value-type="float" office:value="-6.84632352941177" calcext:value-type="float">
            <text:p>-6.846323529411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5"/>
          <table:table-cell table:formula="of:=([.H12]+[.H16])/4" office:value-type="float" office:value="3.41323529411765" calcext:value-type="float">
            <text:p>3.413235294117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5"/>
          <table:table-cell table:formula="of:=([.H13]+[.H17])/4" office:value-type="float" office:value="8.92279411764706" calcext:value-type="float">
            <text:p>8.922794117647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INTERCEPT([.D11:.D18];[.C11:.C18])" office:value-type="float" office:value="21.25" calcext:value-type="float">
            <text:p>21.25</text:p>
          </table:table-cell>
          <table:table-cell table:formula="of:=SLOPE([.D11:.D26];[.C11:.C26])" office:value-type="float" office:value="0.980882352941176" calcext:value-type="float">
            <text:p>0.980882352941176</text:p>
          </table:table-cell>
          <table:table-cell table:number-columns-repeated="2"/>
          <table:table-cell table:formula="of:=([.H14]+[.H18])/4" office:value-type="float" office:value="-5.31764705882353" calcext:value-type="float">
            <text:p>-5.31764705882353</text:p>
          </table:table-cell>
          <table:table-cell table:number-columns-repeated="3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formula="of:=[.E10]+[.F10]+[.$G$29]*([.K11])" office:value-type="float" office:value="22.2308823529412" calcext:value-type="float">
            <text:p>22.2308823529412</text:p>
          </table:table-cell>
          <table:table-cell table:formula="of:=[.F10]+[.$G$29]*[.$G$30]*([.K11])" office:value-type="float" office:value="0.980882352941176" calcext:value-type="float">
            <text:p>0.980882352941176</text:p>
          </table:table-cell>
          <table:table-cell table:formula="of:=[.$E$10]+[.C11]*[.$F$10]" office:value-type="float" office:value="22.2308823529412" calcext:value-type="float">
            <text:p>22.2308823529412</text:p>
          </table:table-cell>
          <table:table-cell table:formula="of:=[.D11]-[.G11]" office:value-type="float" office:value="-12.2308823529412" calcext:value-type="float">
            <text:p>-12.2308823529412</text:p>
          </table:table-cell>
          <table:table-cell table:formula="of:=[.I7]+(1-[.$G$29])*[.$G$31]*[.K11]" office:value-type="float" office:value="-12.2308823529412" calcext:value-type="float">
            <text:p>-12.2308823529412</text:p>
          </table:table-cell>
          <table:table-cell table:formula="of:=[.E10]+[.F10]+[.I7]" office:value-type="float" office:value="15.3845588235294" calcext:value-type="float">
            <text:p>15.3845588235294</text:p>
          </table:table-cell>
          <table:table-cell table:formula="of:=[.D11]-[.J11]" office:value-type="float" office:value="-5.38455882352941" calcext:value-type="float">
            <text:p>-5.38455882352941</text:p>
          </table:table-cell>
          <table:table-cell table:formula="of:=[.K11]^2" office:value-type="float" office:value="28.9934737240484" calcext:value-type="float">
            <text:p>28.9934737240484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[.E11]+[.F11]+[.$G$29]*([.K12])" office:value-type="float" office:value="23.2117647058824" calcext:value-type="float">
            <text:p>23.2117647058824</text:p>
          </table:table-cell>
          <table:table-cell table:formula="of:=[.F11]+[.$G$29]*[.$G$30]*([.K12])" office:value-type="float" office:value="0.980882352941176" calcext:value-type="float">
            <text:p>0.980882352941176</text:p>
          </table:table-cell>
          <table:table-cell table:formula="of:=[.$E$10]+[.C12]*[.$F$10]" office:value-type="float" office:value="23.2117647058824" calcext:value-type="float">
            <text:p>23.2117647058824</text:p>
          </table:table-cell>
          <table:table-cell table:formula="of:=[.D12]-[.G12]" office:value-type="float" office:value="7.78823529411765" calcext:value-type="float">
            <text:p>7.78823529411765</text:p>
          </table:table-cell>
          <table:table-cell table:formula="of:=[.I8]+(1-[.$G$29])*[.$G$31]*[.K12]" office:value-type="float" office:value="7.78823529411765" calcext:value-type="float">
            <text:p>7.78823529411765</text:p>
          </table:table-cell>
          <table:table-cell table:formula="of:=[.E11]+[.F11]+[.I8]" office:value-type="float" office:value="26.625" calcext:value-type="float">
            <text:p>26.625</text:p>
          </table:table-cell>
          <table:table-cell table:formula="of:=[.D12]-[.J12]" office:value-type="float" office:value="4.375" calcext:value-type="float">
            <text:p>4.375</text:p>
          </table:table-cell>
          <table:table-cell table:formula="of:=[.K12]^2" office:value-type="float" office:value="19.140625" calcext:value-type="float">
            <text:p>19.140625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formula="of:=[.E12]+[.F12]+[.$G$29]*([.K13])" office:value-type="float" office:value="24.1926470588235" calcext:value-type="float">
            <text:p>24.1926470588235</text:p>
          </table:table-cell>
          <table:table-cell table:formula="of:=[.F12]+[.$G$29]*[.$G$30]*([.K13])" office:value-type="float" office:value="0.980882352941176" calcext:value-type="float">
            <text:p>0.980882352941176</text:p>
          </table:table-cell>
          <table:table-cell table:formula="of:=[.$E$10]+[.C13]*[.$F$10]" office:value-type="float" office:value="24.1926470588235" calcext:value-type="float">
            <text:p>24.1926470588235</text:p>
          </table:table-cell>
          <table:table-cell table:formula="of:=[.D13]-[.G13]" office:value-type="float" office:value="18.8073529411765" calcext:value-type="float">
            <text:p>18.8073529411765</text:p>
          </table:table-cell>
          <table:table-cell table:formula="of:=[.I9]+(1-[.$G$29])*[.$G$31]*[.K13]" office:value-type="float" office:value="18.8073529411765" calcext:value-type="float">
            <text:p>18.8073529411765</text:p>
          </table:table-cell>
          <table:table-cell table:formula="of:=[.E12]+[.F12]+[.I9]" office:value-type="float" office:value="33.1154411764706" calcext:value-type="float">
            <text:p>33.1154411764706</text:p>
          </table:table-cell>
          <table:table-cell table:formula="of:=[.D13]-[.J13]" office:value-type="float" office:value="9.88455882352942" calcext:value-type="float">
            <text:p>9.88455882352942</text:p>
          </table:table-cell>
          <table:table-cell table:formula="of:=[.K13]^2" office:value-type="float" office:value="97.7045031358133" calcext:value-type="float">
            <text:p>97.704503135813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[.E13]+[.F13]+[.$G$29]*([.K14])" office:value-type="float" office:value="25.1735294117647" calcext:value-type="float">
            <text:p>25.1735294117647</text:p>
          </table:table-cell>
          <table:table-cell table:formula="of:=[.F13]+[.$G$29]*[.$G$30]*([.K14])" office:value-type="float" office:value="0.980882352941176" calcext:value-type="float">
            <text:p>0.980882352941176</text:p>
          </table:table-cell>
          <table:table-cell table:formula="of:=[.$E$10]+[.C14]*[.$F$10]" office:value-type="float" office:value="25.1735294117647" calcext:value-type="float">
            <text:p>25.1735294117647</text:p>
          </table:table-cell>
          <table:table-cell table:formula="of:=[.D14]-[.G14]" office:value-type="float" office:value="-9.1735294117647" calcext:value-type="float">
            <text:p>-9.1735294117647</text:p>
          </table:table-cell>
          <table:table-cell table:formula="of:=[.I10]+(1-[.$G$29])*[.$G$31]*[.K14]" office:value-type="float" office:value="-9.1735294117647" calcext:value-type="float">
            <text:p>-9.1735294117647</text:p>
          </table:table-cell>
          <table:table-cell table:formula="of:=[.E13]+[.F13]+[.I10]" office:value-type="float" office:value="19.8558823529412" calcext:value-type="float">
            <text:p>19.8558823529412</text:p>
          </table:table-cell>
          <table:table-cell table:formula="of:=[.D14]-[.J14]" office:value-type="float" office:value="-3.85588235294118" calcext:value-type="float">
            <text:p>-3.85588235294118</text:p>
          </table:table-cell>
          <table:table-cell table:formula="of:=[.K14]^2" office:value-type="float" office:value="14.8678287197232" calcext:value-type="float">
            <text:p>14.8678287197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E14]+[.F14]+[.$G$29]*([.K15])" office:value-type="float" office:value="26.1544117647059" calcext:value-type="float">
            <text:p>26.1544117647059</text:p>
          </table:table-cell>
          <table:table-cell table:formula="of:=[.F14]+[.$G$29]*[.$G$30]*([.K15])" office:value-type="float" office:value="0.980882352941176" calcext:value-type="float">
            <text:p>0.980882352941176</text:p>
          </table:table-cell>
          <table:table-cell table:formula="of:=[.$E$10]+[.C15]*[.$F$10]" office:value-type="float" office:value="26.1544117647059" calcext:value-type="float">
            <text:p>26.1544117647059</text:p>
          </table:table-cell>
          <table:table-cell table:formula="of:=[.D15]-[.G15]" office:value-type="float" office:value="-15.1544117647059" calcext:value-type="float">
            <text:p>-15.1544117647059</text:p>
          </table:table-cell>
          <table:table-cell table:formula="of:=[.I11]+(1-[.$G$29])*[.$G$31]*[.K15]" office:value-type="float" office:value="-15.1544117647059" calcext:value-type="float">
            <text:p>-15.1544117647059</text:p>
          </table:table-cell>
          <table:table-cell table:formula="of:=[.E14]+[.F14]+[.I11]" office:value-type="float" office:value="13.9235294117647" calcext:value-type="float">
            <text:p>13.9235294117647</text:p>
          </table:table-cell>
          <table:table-cell table:formula="of:=[.D15]-[.J15]" office:value-type="float" office:value="-2.9235294117647" calcext:value-type="float">
            <text:p>-2.9235294117647</text:p>
          </table:table-cell>
          <table:table-cell table:formula="of:=[.K15]^2" office:value-type="float" office:value="8.54702422145328" calcext:value-type="float">
            <text:p>8.547024221453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E15]+[.F15]+[.$G$29]*([.K16])" office:value-type="float" office:value="27.1352941176471" calcext:value-type="float">
            <text:p>27.1352941176471</text:p>
          </table:table-cell>
          <table:table-cell table:formula="of:=[.F15]+[.$G$29]*[.$G$30]*([.K16])" office:value-type="float" office:value="0.980882352941176" calcext:value-type="float">
            <text:p>0.980882352941176</text:p>
          </table:table-cell>
          <table:table-cell table:formula="of:=[.$E$10]+[.C16]*[.$F$10]" office:value-type="float" office:value="27.1352941176471" calcext:value-type="float">
            <text:p>27.1352941176471</text:p>
          </table:table-cell>
          <table:table-cell table:formula="of:=[.D16]-[.G16]" office:value-type="float" office:value="5.86470588235294" calcext:value-type="float">
            <text:p>5.86470588235294</text:p>
          </table:table-cell>
          <table:table-cell table:formula="of:=[.I12]+(1-[.$G$29])*[.$G$31]*[.K16]" office:value-type="float" office:value="5.86470588235294" calcext:value-type="float">
            <text:p>5.86470588235294</text:p>
          </table:table-cell>
          <table:table-cell table:formula="of:=[.E15]+[.F15]+[.I12]" office:value-type="float" office:value="34.9235294117647" calcext:value-type="float">
            <text:p>34.9235294117647</text:p>
          </table:table-cell>
          <table:table-cell table:formula="of:=[.D16]-[.J16]" office:value-type="float" office:value="-1.9235294117647" calcext:value-type="float">
            <text:p>-1.9235294117647</text:p>
          </table:table-cell>
          <table:table-cell table:formula="of:=[.K16]^2" office:value-type="float" office:value="3.69996539792387" calcext:value-type="float">
            <text:p>3.6999653979238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[.E16]+[.F16]+[.$G$29]*([.K17])" office:value-type="float" office:value="28.1161764705882" calcext:value-type="float">
            <text:p>28.1161764705882</text:p>
          </table:table-cell>
          <table:table-cell table:formula="of:=[.F16]+[.$G$29]*[.$G$30]*([.K17])" office:value-type="float" office:value="0.980882352941176" calcext:value-type="float">
            <text:p>0.980882352941176</text:p>
          </table:table-cell>
          <table:table-cell table:formula="of:=[.$E$10]+[.C17]*[.$F$10]" office:value-type="float" office:value="28.1161764705882" calcext:value-type="float">
            <text:p>28.1161764705882</text:p>
          </table:table-cell>
          <table:table-cell table:formula="of:=[.D17]-[.G17]" office:value-type="float" office:value="16.8838235294118" calcext:value-type="float">
            <text:p>16.8838235294118</text:p>
          </table:table-cell>
          <table:table-cell table:formula="of:=[.I13]+(1-[.$G$29])*[.$G$31]*[.K17]" office:value-type="float" office:value="16.8838235294118" calcext:value-type="float">
            <text:p>16.8838235294118</text:p>
          </table:table-cell>
          <table:table-cell table:formula="of:=[.E16]+[.F16]+[.I13]" office:value-type="float" office:value="46.9235294117647" calcext:value-type="float">
            <text:p>46.9235294117647</text:p>
          </table:table-cell>
          <table:table-cell table:formula="of:=[.D17]-[.J17]" office:value-type="float" office:value="-1.9235294117647" calcext:value-type="float">
            <text:p>-1.9235294117647</text:p>
          </table:table-cell>
          <table:table-cell table:formula="of:=[.K17]^2" office:value-type="float" office:value="3.69996539792387" calcext:value-type="float">
            <text:p>3.699965397923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E17]+[.F17]+[.$G$29]*([.K18])" office:value-type="float" office:value="29.0970588235294" calcext:value-type="float">
            <text:p>29.0970588235294</text:p>
          </table:table-cell>
          <table:table-cell table:formula="of:=[.F17]+[.$G$29]*[.$G$30]*([.K18])" office:value-type="float" office:value="0.980882352941176" calcext:value-type="float">
            <text:p>0.980882352941176</text:p>
          </table:table-cell>
          <table:table-cell table:formula="of:=[.$E$10]+[.C18]*[.$F$10]" office:value-type="float" office:value="29.0970588235294" calcext:value-type="float">
            <text:p>29.0970588235294</text:p>
          </table:table-cell>
          <table:table-cell table:formula="of:=[.D18]-[.G18]" office:value-type="float" office:value="-12.0970588235294" calcext:value-type="float">
            <text:p>-12.0970588235294</text:p>
          </table:table-cell>
          <table:table-cell table:formula="of:=[.I14]+(1-[.$G$29])*[.$G$31]*[.K18]" office:value-type="float" office:value="-12.0970588235294" calcext:value-type="float">
            <text:p>-12.0970588235294</text:p>
          </table:table-cell>
          <table:table-cell table:formula="of:=[.E17]+[.F17]+[.I14]" office:value-type="float" office:value="19.9235294117647" calcext:value-type="float">
            <text:p>19.9235294117647</text:p>
          </table:table-cell>
          <table:table-cell table:formula="of:=[.D18]-[.J18]" office:value-type="float" office:value="-2.9235294117647" calcext:value-type="float">
            <text:p>-2.9235294117647</text:p>
          </table:table-cell>
          <table:table-cell table:formula="of:=[.K18]^2" office:value-type="float" office:value="8.54702422145328" calcext:value-type="float">
            <text:p>8.54702422145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E18]+[.F18]+[.$G$29]*([.K19])" office:value-type="float" office:value="30.0779411764706" calcext:value-type="float">
            <text:p>30.0779411764706</text:p>
          </table:table-cell>
          <table:table-cell table:formula="of:=[.F18]+[.$G$29]*[.$G$30]*([.K19])" office:value-type="float" office:value="0.980882352941176" calcext:value-type="float">
            <text:p>0.980882352941176</text:p>
          </table:table-cell>
          <table:table-cell table:formula="of:=[.$E$10]+[.C19]*[.$F$10]" office:value-type="float" office:value="30.0779411764706" calcext:value-type="float">
            <text:p>30.0779411764706</text:p>
          </table:table-cell>
          <table:table-cell table:formula="of:=[.D19]-[.G19]" office:value-type="float" office:value="-16.0779411764706" calcext:value-type="float">
            <text:p>-16.0779411764706</text:p>
          </table:table-cell>
          <table:table-cell table:formula="of:=[.I15]+(1-[.$G$29])*[.$G$31]*[.K19]" office:value-type="float" office:value="-16.0779411764706" calcext:value-type="float">
            <text:p>-16.0779411764706</text:p>
          </table:table-cell>
          <table:table-cell table:formula="of:=[.E18]+[.F18]+[.I15]" office:value-type="float" office:value="14.9235294117647" calcext:value-type="float">
            <text:p>14.9235294117647</text:p>
          </table:table-cell>
          <table:table-cell table:formula="of:=[.D19]-[.J19]" office:value-type="float" office:value="-0.923529411764704" calcext:value-type="float">
            <text:p>-0.923529411764704</text:p>
          </table:table-cell>
          <table:table-cell table:formula="of:=[.K19]^2" office:value-type="float" office:value="0.852906574394461" calcext:value-type="float">
            <text:p>0.8529065743944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[.E19]+[.F19]+[.$G$29]*([.K20])" office:value-type="float" office:value="31.0588235294118" calcext:value-type="float">
            <text:p>31.0588235294118</text:p>
          </table:table-cell>
          <table:table-cell table:formula="of:=[.F19]+[.$G$29]*[.$G$30]*([.K20])" office:value-type="float" office:value="0.980882352941176" calcext:value-type="float">
            <text:p>0.980882352941176</text:p>
          </table:table-cell>
          <table:table-cell table:formula="of:=[.$E$10]+[.C20]*[.$F$10]" office:value-type="float" office:value="31.0588235294118" calcext:value-type="float">
            <text:p>31.0588235294118</text:p>
          </table:table-cell>
          <table:table-cell table:formula="of:=[.D20]-[.G20]" office:value-type="float" office:value="4.94117647058824" calcext:value-type="float">
            <text:p>4.94117647058824</text:p>
          </table:table-cell>
          <table:table-cell table:formula="of:=[.I16]+(1-[.$G$29])*[.$G$31]*[.K20]" office:value-type="float" office:value="4.94117647058824" calcext:value-type="float">
            <text:p>4.94117647058824</text:p>
          </table:table-cell>
          <table:table-cell table:formula="of:=[.E19]+[.F19]+[.I16]" office:value-type="float" office:value="36.9235294117647" calcext:value-type="float">
            <text:p>36.9235294117647</text:p>
          </table:table-cell>
          <table:table-cell table:formula="of:=[.D20]-[.J20]" office:value-type="float" office:value="-0.923529411764704" calcext:value-type="float">
            <text:p>-0.923529411764704</text:p>
          </table:table-cell>
          <table:table-cell table:formula="of:=[.K20]^2" office:value-type="float" office:value="0.852906574394461" calcext:value-type="float">
            <text:p>0.8529065743944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E20]+[.F20]+[.$G$29]*([.K21])" office:value-type="float" office:value="32.0397058823529" calcext:value-type="float">
            <text:p>32.0397058823529</text:p>
          </table:table-cell>
          <table:table-cell table:formula="of:=[.F20]+[.$G$29]*[.$G$30]*([.K21])" office:value-type="float" office:value="0.980882352941176" calcext:value-type="float">
            <text:p>0.980882352941176</text:p>
          </table:table-cell>
          <table:table-cell table:formula="of:=[.$E$10]+[.C21]*[.$F$10]" office:value-type="float" office:value="32.0397058823529" calcext:value-type="float">
            <text:p>32.0397058823529</text:p>
          </table:table-cell>
          <table:table-cell table:formula="of:=[.D21]-[.G21]" office:value-type="float" office:value="17.9602941176471" calcext:value-type="float">
            <text:p>17.9602941176471</text:p>
          </table:table-cell>
          <table:table-cell table:formula="of:=[.I17]+(1-[.$G$29])*[.$G$31]*[.K21]" office:value-type="float" office:value="17.9602941176471" calcext:value-type="float">
            <text:p>17.9602941176471</text:p>
          </table:table-cell>
          <table:table-cell table:formula="of:=[.E20]+[.F20]+[.I17]" office:value-type="float" office:value="48.9235294117647" calcext:value-type="float">
            <text:p>48.9235294117647</text:p>
          </table:table-cell>
          <table:table-cell table:formula="of:=[.D21]-[.J21]" office:value-type="float" office:value="1.07647058823529" calcext:value-type="float">
            <text:p>1.07647058823529</text:p>
          </table:table-cell>
          <table:table-cell table:formula="of:=[.K21]^2" office:value-type="float" office:value="1.15878892733563" calcext:value-type="float">
            <text:p>1.158788927335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[.E21]+[.F21]+[.$G$29]*([.K22])" office:value-type="float" office:value="33.0205882352941" calcext:value-type="float">
            <text:p>33.0205882352941</text:p>
          </table:table-cell>
          <table:table-cell table:formula="of:=[.F21]+[.$G$29]*[.$G$30]*([.K22])" office:value-type="float" office:value="0.980882352941176" calcext:value-type="float">
            <text:p>0.980882352941176</text:p>
          </table:table-cell>
          <table:table-cell table:formula="of:=[.$E$10]+[.C22]*[.$F$10]" office:value-type="float" office:value="33.0205882352941" calcext:value-type="float">
            <text:p>33.0205882352941</text:p>
          </table:table-cell>
          <table:table-cell table:formula="of:=[.D22]-[.G22]" office:value-type="float" office:value="-12.0205882352941" calcext:value-type="float">
            <text:p>-12.0205882352941</text:p>
          </table:table-cell>
          <table:table-cell table:formula="of:=[.I18]+(1-[.$G$29])*[.$G$31]*[.K22]" office:value-type="float" office:value="-12.0205882352941" calcext:value-type="float">
            <text:p>-12.0205882352941</text:p>
          </table:table-cell>
          <table:table-cell table:formula="of:=[.E21]+[.F21]+[.I18]" office:value-type="float" office:value="20.9235294117647" calcext:value-type="float">
            <text:p>20.9235294117647</text:p>
          </table:table-cell>
          <table:table-cell table:formula="of:=[.D22]-[.J22]" office:value-type="float" office:value="0.0764705882352885" calcext:value-type="float">
            <text:p>0.076470588235289</text:p>
          </table:table-cell>
          <table:table-cell table:formula="of:=[.K22]^2" office:value-type="float" office:value="0.00584775086505105" calcext:value-type="float">
            <text:p>0.005847750865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[.E22]+[.F22]+[.$G$29]*([.K23])" office:value-type="float" office:value="34.0014705882353" calcext:value-type="float">
            <text:p>34.0014705882353</text:p>
          </table:table-cell>
          <table:table-cell table:formula="of:=[.F22]+[.$G$29]*[.$G$30]*([.K23])" office:value-type="float" office:value="0.980882352941176" calcext:value-type="float">
            <text:p>0.980882352941176</text:p>
          </table:table-cell>
          <table:table-cell table:formula="of:=[.$E$10]+[.C23]*[.$F$10]" office:value-type="float" office:value="34.0014705882353" calcext:value-type="float">
            <text:p>34.0014705882353</text:p>
          </table:table-cell>
          <table:table-cell table:formula="of:=[.D23]-[.G23]" office:value-type="float" office:value="-15.0014705882353" calcext:value-type="float">
            <text:p>-15.0014705882353</text:p>
          </table:table-cell>
          <table:table-cell table:formula="of:=[.I19]+(1-[.$G$29])*[.$G$31]*[.K23]" office:value-type="float" office:value="-15.0014705882353" calcext:value-type="float">
            <text:p>-15.0014705882353</text:p>
          </table:table-cell>
          <table:table-cell table:formula="of:=[.E22]+[.F22]+[.I19]" office:value-type="float" office:value="17.9235294117647" calcext:value-type="float">
            <text:p>17.9235294117647</text:p>
          </table:table-cell>
          <table:table-cell table:formula="of:=[.D23]-[.J23]" office:value-type="float" office:value="1.07647058823529" calcext:value-type="float">
            <text:p>1.07647058823529</text:p>
          </table:table-cell>
          <table:table-cell table:formula="of:=[.K23]^2" office:value-type="float" office:value="1.15878892733562" calcext:value-type="float">
            <text:p>1.158788927335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E23]+[.F23]+[.$G$29]*([.K24])" office:value-type="float" office:value="34.9823529411765" calcext:value-type="float">
            <text:p>34.9823529411765</text:p>
          </table:table-cell>
          <table:table-cell table:formula="of:=[.F23]+[.$G$29]*[.$G$30]*([.K24])" office:value-type="float" office:value="0.980882352941176" calcext:value-type="float">
            <text:p>0.980882352941176</text:p>
          </table:table-cell>
          <table:table-cell table:formula="of:=[.$E$10]+[.C24]*[.$F$10]" office:value-type="float" office:value="34.9823529411765" calcext:value-type="float">
            <text:p>34.9823529411765</text:p>
          </table:table-cell>
          <table:table-cell table:formula="of:=[.D24]-[.G24]" office:value-type="float" office:value="6.01764705882353" calcext:value-type="float">
            <text:p>6.01764705882353</text:p>
          </table:table-cell>
          <table:table-cell table:formula="of:=[.I20]+(1-[.$G$29])*[.$G$31]*[.K24]" office:value-type="float" office:value="6.01764705882352" calcext:value-type="float">
            <text:p>6.01764705882352</text:p>
          </table:table-cell>
          <table:table-cell table:formula="of:=[.E23]+[.F23]+[.I20]" office:value-type="float" office:value="39.9235294117647" calcext:value-type="float">
            <text:p>39.9235294117647</text:p>
          </table:table-cell>
          <table:table-cell table:formula="of:=[.D24]-[.J24]" office:value-type="float" office:value="1.07647058823528" calcext:value-type="float">
            <text:p>1.07647058823528</text:p>
          </table:table-cell>
          <table:table-cell table:formula="of:=[.K24]^2" office:value-type="float" office:value="1.15878892733561" calcext:value-type="float">
            <text:p>1.158788927335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[.E24]+[.F24]+[.$G$29]*([.K25])" office:value-type="float" office:value="35.9632352941177" calcext:value-type="float">
            <text:p>35.9632352941177</text:p>
          </table:table-cell>
          <table:table-cell table:formula="of:=[.F24]+[.$G$29]*[.$G$30]*([.K25])" office:value-type="float" office:value="0.980882352941176" calcext:value-type="float">
            <text:p>0.980882352941176</text:p>
          </table:table-cell>
          <table:table-cell table:formula="of:=[.$E$10]+[.C25]*[.$F$10]" office:value-type="float" office:value="35.9632352941176" calcext:value-type="float">
            <text:p>35.9632352941176</text:p>
          </table:table-cell>
          <table:table-cell table:formula="of:=[.D25]-[.G25]" office:value-type="float" office:value="19.0367647058824" calcext:value-type="float">
            <text:p>19.0367647058824</text:p>
          </table:table-cell>
          <table:table-cell table:formula="of:=[.I21]+(1-[.$G$29])*[.$G$31]*[.K25]" office:value-type="float" office:value="19.0367647058823" calcext:value-type="float">
            <text:p>19.0367647058823</text:p>
          </table:table-cell>
          <table:table-cell table:formula="of:=[.E24]+[.F24]+[.I21]" office:value-type="float" office:value="53.9235294117647" calcext:value-type="float">
            <text:p>53.9235294117647</text:p>
          </table:table-cell>
          <table:table-cell table:formula="of:=[.D25]-[.J25]" office:value-type="float" office:value="1.07647058823528" calcext:value-type="float">
            <text:p>1.07647058823528</text:p>
          </table:table-cell>
          <table:table-cell table:formula="of:=[.K25]^2" office:value-type="float" office:value="1.15878892733561" calcext:value-type="float">
            <text:p>1.1587889273356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[.E25]+[.F25]+[.$G$29]*([.K26])" office:value-type="float" office:value="36.9441176470588" calcext:value-type="float">
            <text:p>36.9441176470588</text:p>
          </table:table-cell>
          <table:table-cell table:formula="of:=[.F25]+[.$G$29]*[.$G$30]*([.K26])" office:value-type="float" office:value="0.980882352941176" calcext:value-type="float">
            <text:p>0.980882352941176</text:p>
          </table:table-cell>
          <table:table-cell table:formula="of:=[.$E$10]+[.C26]*[.$F$10]" office:value-type="float" office:value="36.9441176470588" calcext:value-type="float">
            <text:p>36.9441176470588</text:p>
          </table:table-cell>
          <table:table-cell table:formula="of:=[.D26]-[.G26]" office:value-type="float" office:value="-11.9441176470588" calcext:value-type="float">
            <text:p>-11.9441176470588</text:p>
          </table:table-cell>
          <table:table-cell table:formula="of:=[.I22]+(1-[.$G$29])*[.$G$31]*[.K26]" office:value-type="float" office:value="-11.9441176470588" calcext:value-type="float">
            <text:p>-11.9441176470588</text:p>
          </table:table-cell>
          <table:table-cell table:formula="of:=[.E25]+[.F25]+[.I22]" office:value-type="float" office:value="24.9235294117647" calcext:value-type="float">
            <text:p>24.9235294117647</text:p>
          </table:table-cell>
          <table:table-cell table:formula="of:=[.D26]-[.J26]" office:value-type="float" office:value="0.0764705882352814" calcext:value-type="float">
            <text:p>0.076470588235281</text:p>
          </table:table-cell>
          <table:table-cell table:formula="of:=[.K26]^2" office:value-type="float" office:value="0.00584775086504996" calcext:value-type="float">
            <text:p>0.00584775086505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asonal Q1</text:p>
          </table:table-cell>
          <table:table-cell table:style-name="Default" table:formula="of:=([.H11]+[.H15]+[.H19]+[.H23])/4" office:value-type="float" office:value="-14.6161764705882" calcext:value-type="float">
            <text:p>-14.616176470588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SE</text:p>
          </table:table-cell>
          <table:table-cell table:formula="of:=SUM([.L11:.L26])" office:value-type="float" office:value="191.553074178201" calcext:value-type="float">
            <text:p>191.55307417820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asonal Q2</text:p>
          </table:table-cell>
          <table:table-cell table:style-name="Default" table:formula="of:=([.H12]+[.H16]+[.H20]+[.H24])/4" office:value-type="float" office:value="6.15294117647059" calcext:value-type="float">
            <text:p>6.1529411764705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0.0358325246989684" calcext:value-type="float">
            <text:p>0.035832524698968</text:p>
          </table:table-cell>
          <table:table-cell/>
          <table:table-cell office:value-type="string" calcext:value-type="string">
            <text:p>S^2</text:p>
          </table:table-cell>
          <table:table-cell table:formula="of:=[.J29]/13" office:value-type="float" office:value="14.7348518598616" calcext:value-type="float">
            <text:p>14.7348518598616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asonal Q3</text:p>
          </table:table-cell>
          <table:table-cell table:style-name="Default" table:formula="of:=([.H13]+[.H17]+[.H21]+[.H25])/4" office:value-type="float" office:value="18.1720588235294" calcext:value-type="float">
            <text:p>18.1720588235294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table:formula="of:=SQRT([.J30])" office:value-type="float" office:value="3.83860024746803" calcext:value-type="float">
            <text:p>3.8386002474680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easonal Q4</text:p>
          </table:table-cell>
          <table:table-cell table:style-name="Default" table:formula="of:=([.H14]+[.H18]+[.H22]+[.H26])/4" office:value-type="float" office:value="-11.3088235294118" calcext:value-type="float">
            <text:p>-11.3088235294118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redictions: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z*</text:p>
          </table:table-cell>
          <table:table-cell office:value-type="float" office:value="1.96" calcext:value-type="float">
            <text:p>1.9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Quarter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yhat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formula="of:=[.E26]+[.F26]+[.I23]" office:value-type="float" office:value="22.9235294117647" calcext:value-type="float">
            <text:p>22.9235294117647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formula="of:=[.E26]+2*[.F26]+[.I24]" office:value-type="float" office:value="44.9235294117647" calcext:value-type="float">
            <text:p>44.9235294117647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table:formula="of:=[.E26]+3*[.F26]+[.I25]" office:value-type="float" office:value="58.9235294117647" calcext:value-type="float">
            <text:p>58.9235294117647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formula="of:=[.E26]+4*[.F26]+[.I26]" office:value-type="float" office:value="28.9235294117647" calcext:value-type="float">
            <text:p>28.9235294117647</text:p>
          </table:table-cell>
          <table:table-cell table:formula="of:=[.D38]-[.J33]*[.J31]*SQRT(1+[.G29]^2*(1+[.G30])^2+[.G29]^2*(1+2*[.G30])^2+[.G29]^2*(1+3*[.G30])^2)" office:value-type="float" office:value="21.3998729267274" calcext:value-type="float">
            <text:p>21.3998729267274</text:p>
          </table:table-cell>
          <table:table-cell table:formula="of:=[.D38]+[.J33]*[.J31]*SQRT(1+[.G29]^2*(1+[.G30])^2+[.G29]^2*(1+2*[.G30])^2+[.G29]^2*(1+3*[.G30])^2)" office:value-type="float" office:value="36.447185896802" calcext:value-type="float">
            <text:p>36.44718589680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0:35:41.905704381</meta:creation-date>
    <dc:date>2018-12-11T21:43:39.265070406</dc:date>
    <meta:editing-duration>PT5M54S</meta:editing-duration>
    <meta:editing-cycles>1</meta:editing-cycles>
    <meta:document-statistic meta:table-count="1" meta:cell-count="251" meta:object-count="0"/>
    <meta:generator>LibreOffice/6.0.6.2$Linux_X86_64 LibreOffice_project/00m0$Build-2</meta:generator>
  </office:meta>
</office:document-meta>
</file>